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3333" draw:fill-color="#ff3333" draw:textarea-horizontal-align="justify" draw:textarea-vertical-align="middle" draw:auto-grow-height="false" fo:min-height="0.81cm" fo:min-width="3.65cm"/>
    </style:style>
    <style:style style:name="gr2" style:family="graphic" style:parent-style-name="standard">
      <style:graphic-properties svg:stroke-color="#ffff00" draw:fill-color="#ffff00" draw:textarea-horizontal-align="justify" draw:textarea-vertical-align="middle" draw:auto-grow-height="false" fo:min-height="1.55cm" fo:min-width="4.2cm"/>
    </style:style>
    <style:style style:name="gr3" style:family="graphic" style:parent-style-name="standard">
      <style:graphic-properties svg:stroke-color="#330099" svg:stroke-opacity="90%" draw:fill-color="#330099" draw:textarea-horizontal-align="justify" draw:textarea-vertical-align="middle" draw:auto-grow-height="false" fo:min-height="1.754cm" fo:min-width="3.301cm"/>
    </style:style>
    <style:style style:name="gr4" style:family="graphic" style:parent-style-name="standard">
      <style:graphic-properties svg:stroke-color="#ffff00" draw:fill-color="#ffff00" draw:textarea-horizontal-align="justify" draw:textarea-vertical-align="middle" draw:auto-grow-height="false" fo:min-height="1.25cm" fo:min-width="4.4cm"/>
    </style:style>
    <style:style style:name="gr5" style:family="graphic" style:parent-style-name="standard">
      <style:graphic-properties svg:stroke-color="#006600" draw:fill-color="#006600" draw:textarea-horizontal-align="justify" draw:textarea-vertical-align="middle" draw:auto-grow-height="false" fo:min-height="1.9cm" fo:min-width="1.5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ffff00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330099"/>
      <style:paragraph-properties fo:text-align="center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loext:graphic-properties draw:fill-color="#ffff00"/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-color="#00660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cm" svg:height="1.5cm" svg:x="8.2cm" svg:y="1.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layer="layout" svg:width="4.6cm" svg:height="1.5cm" svg:x="8.2cm" svg:y="26.7cm">
          <text:p text:style-name="P1">Terminat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draw:layer="layout" svg:width="4.7cm" svg:height="1.8cm" svg:x="8.3cm" svg:y="4.5cm">
          <text:p text:style-name="P3"><text:span text:style-name="T1">a=0</text:span></text:p>
          <text:p text:style-name="P3"><text:span text:style-name="T1">b=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.8cm" svg:height="2.5cm" svg:x="8.8cm" svg:y="7.2cm">
          <text:p text:style-name="P1">n=input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7" draw:layer="layout" svg:width="4.9cm" svg:height="1.5cm" svg:x="14.8cm" svg:y="19.7cm">
          <text:p text:style-name="P6"><text:span text:style-name="T2">I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4.1cm" svg:height="4.3cm" svg:x="8.5cm" svg:y="18.3cm">
          <text:p text:style-name="P1">IF I==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9" draw:layer="layout" svg:x1="10.6cm" svg:y1="22.5cm" svg:x2="10.6cm" svg:y2="26.7cm">
          <text:p/>
        </draw:line>
        <draw:line draw:style-name="gr6" draw:text-style-name="P9" draw:layer="layout" svg:x1="12.6cm" svg:y1="20.5cm" svg:x2="14.8cm" svg:y2="20.5cm">
          <text:p/>
        </draw:line>
        <draw:custom-shape draw:style-name="gr4" draw:text-style-name="P7" draw:layer="layout" svg:width="4.9cm" svg:height="1.5cm" svg:x="14.8cm" svg:y="17.4cm">
          <text:p text:style-name="P6"><text:span text:style-name="T2">P</text:span><text:span text:style-name="T2">ri</text:span><text:span text:style-name="T2">n</text:span><text:span text:style-name="T2">t </text:span><text:span text:style-name="T2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draw:layer="layout" svg:width="4.9cm" svg:height="1.5cm" svg:x="14.8cm" svg:y="15.3cm">
          <text:p text:style-name="P6"><text:span text:style-name="T2">temp=</text:span><text:span text:style-name="T2">a+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draw:layer="layout" svg:width="4.9cm" svg:height="1.5cm" svg:x="14.8cm" svg:y="13.1cm">
          <text:p text:style-name="P6"><text:span text:style-name="T2">a=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draw:layer="layout" svg:width="4.9cm" svg:height="1.5cm" svg:x="14.8cm" svg:y="10.9cm">
          <text:p text:style-name="P6"><text:span text:style-name="T2">b=tem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9" draw:layer="layout" svg:x1="17.3cm" svg:y1="19.8cm" svg:x2="17.3cm" svg:y2="18.9cm">
          <text:p/>
        </draw:line>
        <draw:line draw:style-name="gr6" draw:text-style-name="P9" draw:layer="layout" svg:x1="17.2cm" svg:y1="15.4cm" svg:x2="17.2cm" svg:y2="14.5cm">
          <text:p/>
        </draw:line>
        <draw:line draw:style-name="gr6" draw:text-style-name="P9" draw:layer="layout" svg:x1="17.2cm" svg:y1="13.2cm" svg:x2="17.2cm" svg:y2="12.4cm">
          <text:p/>
        </draw:line>
        <draw:line draw:style-name="gr6" draw:text-style-name="P9" draw:layer="layout" svg:x1="17.2cm" svg:y1="17.4cm" svg:x2="17.2cm" svg:y2="16.8cm">
          <text:p/>
        </draw:line>
        <draw:line draw:style-name="gr6" draw:text-style-name="P9" draw:layer="layout" svg:x1="10.6cm" svg:y1="2.6cm" svg:x2="10.6cm" svg:y2="4.5cm">
          <text:p/>
        </draw:line>
        <draw:line draw:style-name="gr6" draw:text-style-name="P9" draw:layer="layout" svg:x1="10.6cm" svg:y1="6.3cm" svg:x2="10.6cm" svg:y2="7.5cm">
          <text:p/>
        </draw:line>
        <draw:line draw:style-name="gr6" draw:text-style-name="P9" draw:layer="layout" svg:x1="10.6cm" svg:y1="9.7cm" svg:x2="10.6cm" svg:y2="18.3cm">
          <text:p/>
        </draw:line>
        <draw:line draw:style-name="gr6" draw:text-style-name="P9" draw:layer="layout" svg:x1="14.8cm" svg:y1="11.7cm" svg:x2="10.6cm" svg:y2="11.8cm">
          <text:p/>
        </draw:line>
        <draw:frame draw:style-name="gr7" draw:text-style-name="P10" draw:layer="layout" svg:width="3.9cm" svg:height="1.2cm" svg:x="10.7cm" svg:y="23.4cm">
          <draw:text-box>
            <text:p>Yes</text:p>
          </draw:text-box>
        </draw:frame>
        <draw:frame draw:style-name="gr8" draw:text-style-name="P10" draw:layer="layout" svg:width="2.3cm" svg:height="0.962cm" svg:x="12.8cm" svg:y="20.7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1T17:10:42.273479582</meta:creation-date>
    <dc:date>2019-10-11T17:37:25.978909350</dc:date>
    <meta:editing-duration>PT5M22S</meta:editing-duration>
    <meta:editing-cycles>1</meta:editing-cycles>
    <meta:document-statistic meta:object-count="22"/>
    <meta:generator>LibreOffice/5.1.6.2$Linux_X86_64 LibreOffice_project/10m0$Build-2</meta:generator>
  </office:meta>
</office:document-meta>
</file>